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5429c" officeooo:paragraph-rsid="0005429c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05429c" officeooo:paragraph-rsid="000576ae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576ae" officeooo:paragraph-rsid="000576ae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5d694" officeooo:paragraph-rsid="0005d694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font-weight="normal" officeooo:rsid="0005d694" officeooo:paragraph-rsid="0005d694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weight="normal" officeooo:rsid="0007d620" officeooo:paragraph-rsid="0007d620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text-properties fo:font-size="12pt" fo:font-weight="normal" officeooo:rsid="000945d2" officeooo:paragraph-rsid="000945d2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fo:font-weight="normal" officeooo:rsid="000b9dda" officeooo:paragraph-rsid="000b9dd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b9dda" officeooo:paragraph-rsid="000b9dda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text-properties fo:font-size="12pt" fo:font-weight="normal" officeooo:rsid="000b9dda" officeooo:paragraph-rsid="000b9dda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text-properties fo:font-size="12pt" fo:font-weight="normal" officeooo:rsid="000b9dda" officeooo:paragraph-rsid="000c39ea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text-properties fo:font-size="12pt" fo:font-weight="normal" officeooo:rsid="000c39ea" officeooo:paragraph-rsid="000c39ea" style:font-size-asian="10.5pt" style:font-weight-asian="normal" style:font-size-complex="12pt" style:font-weight-complex="normal"/>
    </style:style>
    <style:style style:name="T1" style:family="text">
      <style:text-properties officeooo:rsid="000576ae"/>
    </style:style>
    <style:style style:name="T2" style:family="text">
      <style:text-properties officeooo:rsid="0005d694"/>
    </style:style>
    <style:style style:name="T3" style:family="text">
      <style:text-properties officeooo:rsid="000721f8"/>
    </style:style>
    <style:style style:name="T4" style:family="text">
      <style:text-properties officeooo:rsid="0007d620"/>
    </style:style>
    <style:style style:name="T5" style:family="text">
      <style:text-properties officeooo:rsid="000c39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Warehouse information</text:p>
      <text:p text:style-name="P1"/>
      <text:p text:style-name="P2">La idea de Web Warehouse es algo similar a la de un DW ya que en su arquitectura ya son bastante similares. De todos modos, hay ciertas consideraciones que en hay que tener en cuenta cuando tratamos con datos a ser utilizados para un WW. La calidad de los datos es un punto crucial a la hora de utilizar datos provenientes de la web debido a que pueden ser poco relevantes, <text:span text:style-name="T1">ser erróneos en sus tipos de datos, tener datos </text:span>incompletos <text:span text:style-name="T1">y valores nulos.</text:span></text:p>
      <text:p text:style-name="P3">En este paper se plantean una arquitectura y el ciclo de vida del WW <text:span text:style-name="T2">con el fin de tener flexibilidad a la hora de elección de las fuentes de datos y llevar un buen control de los datos utilizados.</text:span></text:p>
      <text:p text:style-name="P3"/>
      <text:p text:style-name="P4">La arquitectura del WW se puede dividir en algunos módulos, cada uno de ellos cumpliendo tareas específicas:</text:p>
      <text:p text:style-name="P4"/>
      <text:list xml:id="list1472175980955468141" text:style-name="L1">
        <text:list-item>
          <text:p text:style-name="P5">Módulo DSI: De la sigla en ingles Data Service Infrastructure ó infraestructura de servicio de datos. Este módulo tiene 3 tareas principales: </text:p>
          <text:list>
            <text:list-item>
              <text:p text:style-name="P5">Proveer un mecanismo para extraer datos de los diferentes tipos WDS (Web Data Source ó fuentes de datos web) y mostrarlos a todos ellos como homogéneos DS (Data Service <text:span text:style-name="T4">ó servicio de datos</text:span>). <text:span text:style-name="T3">Los DS son los encargados de acceder y extraer la información de la web.</text:span></text:p>
            </text:list-item>
            <text:list-item>
              <text:p text:style-name="P6">Monitorear los DS y periódicamente controlar la calidad de los datos que entran. Estos controles son realizados por ciertos DS que son invocados por el móludo QM (Quality Measurement ó de medición de calidad) e incluyen el almacenamiento de la metadata de DQ (Data Quality ó calidad de datos) y QoS (Quality of Service ó calidad de servicio).</text:p>
            </text:list-item>
            <text:list-item>
              <text:p text:style-name="P6">Provee mecanismos para reaccionar ante la degradación de un DS, ya que si ésto sucede, los datos no serán de tanta relevancia.</text:p>
            </text:list-item>
          </text:list>
        </text:list-item>
        <text:list-item>
          <text:p text:style-name="P7">Módulo integrador: Este módulo lleva a cabo la integración de datos y provee los mismos en un formato normalizado, construyendo con ellos la base IDB (Integrated Data Base ó base de datos integrada). Sus principales objetivos son la selección de los DS con el fin de obtener calidad en los datos extraidos de la web, integración de datos y la generación de metadata de esos datos integrados.</text:p>
        </text:list-item>
        <text:list-item>
          <text:p text:style-name="P7">Módulos ETL y OLAP: Estos módulos realizan las tareas usuales salvo que deben propagar los metadatos de la calidad de datos.</text:p>
        </text:list-item>
        <text:list-item>
          <text:p text:style-name="P8">Módulo DWQM: Es la sigla para Data Warehouse Quality Measurement ó medición de calidad del DW. Es el módulo encargado de medir la calidad de los datos del DW.</text:p>
        </text:list-item>
      </text:list>
      <text:p text:style-name="P9"/>
      <text:p text:style-name="P9">Ahora presentamos el ciclo de vida de un WW, el cual está compuesto por distintas etapas y veremos el tipo de rol de persona que participa en cada una. Las etapas son las siguientes:</text:p>
      <text:p text:style-name="P9"/>
      <text:list xml:id="list3465733495607159812" text:style-name="L2">
        <text:list-item>
          <text:p text:style-name="P10">En este paso elegimos fuentes de datos web específicas para el dominio en el que estamos trabajando, teniendo en cuenta la calidad de las mismas. Estas fuentes se llaman WDS seleccionadas.</text:p>
        </text:list-item>
        <text:list-item>
          <text:p text:style-name="P10">La siguiente instancia es donde se hacen la instalación y la configuración de la plataforma para el dominio determinado con sus requerimientos. Consiste en las siguientes tareas:</text:p>
          <text:list>
            <text:list-item>
              <text:p text:style-name="P11"><text:span text:style-name="T5">Diseño y definición del DW, lo que incluye el esquema del mismo y los procesos ETL</text:span></text:p>
            </text:list-item>
            <text:list-item>
              <text:p text:style-name="P11"><text:span text:style-name="T5">Diseño del esquema del DSI</text:span></text:p>
            </text:list-item>
            <text:list-item>
              <text:p text:style-name="P11"><text:span text:style-name="T5">Desarrollo de los DS</text:span></text:p>
            </text:list-item>
            <text:list-item>
              <text:p text:style-name="P11"><text:span text:style-name="T5">Selección de los DS</text:span></text:p>
            </text:list-item>
          </text:list>
        </text:list-item>
        <text:list-item>
          <text:p text:style-name="P11"><text:span text:style-name="T5">Acá es donde se da la extracción, integración, transformación y carga de datos controlando la calidad de los mismos. En esta etapa es cuando los datos se toman de la web, pasan a través del sistema y cargan el DW. Como vemos en la imagen, desde esta etapa podemos volver a la primera, lo cual puede darse en el caso que quisieramos agregar una nueva fuente </text:span><text:soft-page-break/><text:span text:style-name="T5">de datos como pueden ser nuevos sitios web. La calidad de los datos sigue siendo de vital importancia.</text:span></text:p>
        </text:list-item>
        <text:list-item>
          <text:p text:style-name="P12">Esta etapa es en la que se realiza la explotación de los datos por el usuario fina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5-05-09T16:31:05.448313686</meta:creation-date>
    <dc:date>2015-05-10T23:30:03.549961836</dc:date>
    <dc:creator>javier </dc:creator>
    <meta:editing-duration>PT1H17M39S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2" meta:paragraph-count="20" meta:word-count="646" meta:character-count="3587" meta:non-whitespace-character-count="2975"/>
  </office:meta>
</office:document-meta>
</file>